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100 us</text:p>
          </table:table-cell>
          <table:table-cell office:value-type="string" calcext:value-type="string">
            <text:p>1 tik</text:p>
          </table:table-cell>
          <table:table-cell/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[.B2]*100/10000" office:value-type="float" office:value="5" calcext:value-type="float">
            <text:p>5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20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95" calcext:value-type="float">
            <text:p>395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150V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0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0 V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0 V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0V</text:p>
          </table:table-cell>
          <table:table-cell/>
        </table:table-row>
        <table:table-row table:style-name="ro1" table:number-rows-repeated="14">
          <table:table-cell table:number-columns-repeated="2"/>
        </table:table-row>
        <table:table-row table:style-name="ro1">
          <table:table-cell office:value-type="string" calcext:value-type="string">
            <text:p>270V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00" calcext:value-type="float">
            <text:p>4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7T18:10:26.970310900</meta:creation-date>
    <dc:date>2025-04-17T18:44:36.030305400</dc:date>
    <meta:editing-duration>PT2M26S</meta:editing-duration>
    <meta:editing-cycles>1</meta:editing-cycles>
    <meta:document-statistic meta:table-count="2" meta:cell-count="73" meta:object-count="0"/>
    <meta:generator>LibreOffice/25.2.2.2$Windows_X86_64 LibreOffice_project/7370d4be9e3cf6031a51beef54ff3bda878e3fac</meta:generator>
  </office:meta>
</office:document-meta>
</file>